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 style:family="table">
      <style:table-properties style:width="17.59cm" table:align="margins"/>
    </style:style>
    <style:style style:name="Table.A" style:family="table-column">
      <style:table-column-properties style:column-width="2.514cm" style:rel-column-width="9362*"/>
    </style:style>
    <style:style style:name="Table.A1" style:family="table-cell">
      <style:table-cell-properties fo:padding="0.097cm" fo:border-left="0.002cm solid #000000" fo:border-right="none" fo:border-top="0.002cm solid #000000" fo:border-bottom="0.002cm solid #000000"/>
    </style:style>
    <style:style style:name="Table.G1" style:family="table-cell">
      <style:table-cell-properties fo:padding="0.097cm" fo:border="0.002cm solid #000000"/>
    </style:style>
    <style:style style:name="Table.A2" style:family="table-cell" style:data-style-name="N0">
      <style:table-cell-properties fo:padding="0.097cm" fo:border-left="0.002cm solid #000000" fo:border-right="none" fo:border-top="none" fo:border-bottom="0.002cm solid #000000"/>
    </style:style>
    <style:style style:name="Table.B2" style:family="table-cell" style:data-style-name="N11">
      <style:table-cell-properties fo:padding="0.097cm" fo:border-left="0.002cm solid #000000" fo:border-right="none" fo:border-top="none" fo:border-bottom="0.002cm solid #000000"/>
    </style:style>
    <style:style style:name="Table.G2" style:family="table-cell">
      <style:table-cell-properties fo:padding="0.097cm" fo:border-left="0.002cm solid #000000" fo:border-right="0.002cm solid #000000" fo:border-top="none" fo:border-bottom="0.002cm solid #000000"/>
    </style:style>
    <style:style style:name="Table.A6" style:family="table-cell">
      <style:table-cell-properties fo:padding="0.097cm" fo:border-left="0.002cm solid #000000" fo:border-right="none" fo:border-top="none" fo:border-bottom="0.002cm solid #000000"/>
    </style:style>
    <style:style style:name="P1" style:family="paragraph" style:parent-style-name="Standard">
      <style:text-properties fo:font-size="12pt" style:font-size-asian="12pt" style:font-size-complex="12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weight="normal" style:font-weight-asian="normal" style:font-weight-complex="normal"/>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tab/><text:tab/> <text:s text:c="6"/><text:span text:style-name="T1">CISC 235 Assignment 2</text:span></text:p>
      <text:p text:style-name="Standard"><text:span text:style-name="T1"><text:tab/><text:tab/><text:tab/><text:tab/></text:span><text:span text:style-name="T2">By: Scott Killeen (10093303)</text:span></text:p>
      <text:p text:style-name="Standard"><text:span text:style-name="T2">I confirm that this submission is my own work and is consistent with the Queen's regulations on Academic Integrity </text:span></text:p>
      <text:p text:style-name="Standard"><text:span text:style-name="T2"/></text:p>
      <table:table table:name="Table" table:style-name="Table">
        <table:table-column table:style-name="Table.A" table:number-columns-repeated="7"/>
        <table:table-header-rows>
          <table:table-row>
            <table:table-cell table:style-name="Table.A1" office:value-type="string">
              <text:p text:style-name="Table_20_Heading">n</text:p>
            </table:table-cell>
            <table:table-cell table:style-name="Table.A1" office:value-type="string">
              <text:p text:style-name="Table_20_Heading">R&lt;0.5</text:p>
            </table:table-cell>
            <table:table-cell table:style-name="Table.A1" office:value-type="string">
              <text:p text:style-name="Table_20_Heading">0.5 &lt;= R &lt; 0.75 </text:p>
            </table:table-cell>
            <table:table-cell table:style-name="Table.A1" office:value-type="string">
              <text:p text:style-name="Table_20_Heading">0.75 &lt;= R &lt;= 1.25 </text:p>
            </table:table-cell>
            <table:table-cell table:style-name="Table.A1" office:value-type="string">
              <text:p text:style-name="Table_20_Heading">1.25 &lt; R &lt;= 1.5 </text:p>
            </table:table-cell>
            <table:table-cell table:style-name="Table.A1" office:value-type="string">
              <text:p text:style-name="Table_20_Heading">R &gt; 1.5 </text:p>
            </table:table-cell>
            <table:table-cell table:style-name="Table.G1" office:value-type="string">
              <text:p text:style-name="Table_20_Heading"/>
            </table:table-cell>
          </table:table-row>
        </table:table-header-rows>
        <table:table-row>
          <table:table-cell table:style-name="Table.A2" office:value-type="float" office:value="20">
            <text:p text:style-name="Table_20_Contents">20</text:p>
          </table:table-cell>
          <table:table-cell table:style-name="Table.B2" office:value-type="percentage" office:value="0">
            <text:p text:style-name="Table_20_Contents">0.00%</text:p>
          </table:table-cell>
          <table:table-cell table:style-name="Table.B2" office:value-type="percentage" office:value="0">
            <text:p text:style-name="Table_20_Contents">0.00%</text:p>
          </table:table-cell>
          <table:table-cell table:style-name="Table.B2" office:value-type="percentage" office:value="0.71">
            <text:p text:style-name="Table_20_Contents">71.00%</text:p>
          </table:table-cell>
          <table:table-cell table:style-name="Table.B2" office:value-type="percentage" office:value="0.26">
            <text:p text:style-name="Table_20_Contents">26.00%</text:p>
          </table:table-cell>
          <table:table-cell table:style-name="Table.B2" office:value-type="percentage" office:value="0.03">
            <text:p text:style-name="Table_20_Contents">3.00%</text:p>
          </table:table-cell>
          <table:table-cell table:style-name="Table.G2" office:value-type="string">
            <text:p text:style-name="Table_20_Contents"/>
          </table:table-cell>
        </table:table-row>
        <table:table-row>
          <table:table-cell table:style-name="Table.A2" office:value-type="float" office:value="100">
            <text:p text:style-name="Table_20_Contents">100</text:p>
          </table:table-cell>
          <table:table-cell table:style-name="Table.B2" office:value-type="percentage" office:value="0">
            <text:p text:style-name="Table_20_Contents">0.00%</text:p>
          </table:table-cell>
          <table:table-cell table:style-name="Table.B2" office:value-type="percentage" office:value="0">
            <text:p text:style-name="Table_20_Contents">0.00%</text:p>
          </table:table-cell>
          <table:table-cell table:style-name="Table.B2" office:value-type="percentage" office:value="0.55">
            <text:p text:style-name="Table_20_Contents">55.00%</text:p>
          </table:table-cell>
          <table:table-cell table:style-name="Table.B2" office:value-type="percentage" office:value="0.43">
            <text:p text:style-name="Table_20_Contents">43.00%</text:p>
          </table:table-cell>
          <table:table-cell table:style-name="Table.B2" office:value-type="percentage" office:value="0.03">
            <text:p text:style-name="Table_20_Contents">3.00%</text:p>
          </table:table-cell>
          <table:table-cell table:style-name="Table.G2" office:value-type="string">
            <text:p text:style-name="Table_20_Contents"/>
          </table:table-cell>
        </table:table-row>
        <table:table-row>
          <table:table-cell table:style-name="Table.A2" office:value-type="float" office:value="500">
            <text:p text:style-name="Table_20_Contents">500</text:p>
          </table:table-cell>
          <table:table-cell table:style-name="Table.B2" office:value-type="percentage" office:value="0">
            <text:p text:style-name="Table_20_Contents">0.00%</text:p>
          </table:table-cell>
          <table:table-cell table:style-name="Table.B2" office:value-type="percentage" office:value="0">
            <text:p text:style-name="Table_20_Contents">0.00%</text:p>
          </table:table-cell>
          <table:table-cell table:style-name="Table.B2" office:value-type="percentage" office:value="0.34">
            <text:p text:style-name="Table_20_Contents">34.00%</text:p>
          </table:table-cell>
          <table:table-cell table:style-name="Table.B2" office:value-type="percentage" office:value="0.65">
            <text:p text:style-name="Table_20_Contents">65.00%</text:p>
          </table:table-cell>
          <table:table-cell table:style-name="Table.B2" office:value-type="percentage" office:value="0.01">
            <text:p text:style-name="Table_20_Contents">1.00%</text:p>
          </table:table-cell>
          <table:table-cell table:style-name="Table.G2" office:value-type="string">
            <text:p text:style-name="Table_20_Contents"/>
          </table:table-cell>
        </table:table-row>
        <table:table-row>
          <table:table-cell table:style-name="Table.A2" office:value-type="float" office:value="2500">
            <text:p text:style-name="Table_20_Contents">2500</text:p>
          </table:table-cell>
          <table:table-cell table:style-name="Table.B2" office:value-type="percentage" office:value="0">
            <text:p text:style-name="Table_20_Contents">0.00%</text:p>
          </table:table-cell>
          <table:table-cell table:style-name="Table.B2" office:value-type="percentage" office:value="0">
            <text:p text:style-name="Table_20_Contents">0.00%</text:p>
          </table:table-cell>
          <table:table-cell table:style-name="Table.B2" office:value-type="percentage" office:value="0.19">
            <text:p text:style-name="Table_20_Contents">19.00%</text:p>
          </table:table-cell>
          <table:table-cell table:style-name="Table.B2" office:value-type="percentage" office:value="0.8">
            <text:p text:style-name="Table_20_Contents">80.00%</text:p>
          </table:table-cell>
          <table:table-cell table:style-name="Table.B2" office:value-type="percentage" office:value="0.01">
            <text:p text:style-name="Table_20_Contents">1.00%</text:p>
          </table:table-cell>
          <table:table-cell table:style-name="Table.G2" office:value-type="string">
            <text:p text:style-name="Table_20_Contents"/>
          </table:table-cell>
        </table:table-row>
        <table:table-row>
          <table:table-cell table:style-name="Table.A6" office:value-type="string">
            <text:p text:style-name="Table_20_Contents"/>
          </table:table-cell>
          <table:table-cell table:style-name="Table.A6" office:value-type="string">
            <text:p text:style-name="Table_20_Contents"/>
          </table:table-cell>
          <table:table-cell table:style-name="Table.A6" office:value-type="string">
            <text:p text:style-name="Table_20_Contents"/>
          </table:table-cell>
          <table:table-cell table:style-name="Table.A6" office:value-type="string">
            <text:p text:style-name="Table_20_Contents"/>
          </table:table-cell>
          <table:table-cell table:style-name="Table.A6" office:value-type="string">
            <text:p text:style-name="Table_20_Contents"/>
          </table:table-cell>
          <table:table-cell table:style-name="Table.A6" office:value-type="string">
            <text:p text:style-name="Table_20_Contents"/>
          </table:table-cell>
          <table:table-cell table:style-name="Table.G2" office:value-type="string">
            <text:p text:style-name="Table_20_Contents"/>
          </table:table-cell>
        </table:table-row>
      </table:table>
      <text:p text:style-name="Standard"><text:span text:style-name="T2"/></text:p>
      <text:p text:style-name="Standard"><text:span text:style-name="T2"/></text:p>
      <text:p text:style-name="Standard"><text:span text:style-name="T2"/></text:p>
      <text:p text:style-name="P1"><text:span text:style-name="T3"><text:tab/>After many experiments, it is clearly seen that the Red-Black trees are far superior to the unmodified binary search trees. As stated before, if R is small the binary search tree is more compact than the red-black tree, and if R is large, the red-black tree is more compact than the binary search tree. Seeing that the results yielded bigger R's, than this confirms that the red-black tree is more compact. Note that there is all 0s is the first two columns, this shows how binary search trees are always less compact compared to red-black trees.</text:span></text:p>
      <text:p text:style-name="P1"><text:span text:style-name="T3"/></text:p>
      <text:p text:style-name="P1"><text:span text:style-name="T3"/></text:p>
      <text:p text:style-name="P1"><text:span text:style-name="T3"><text:tab/>The difference becomes more significant as n grows larger. In other words, when working with a large data set, the red-black tree is clearly a better alternative to the normal binary search tree. This is seen in the table above where the percent in the column: 1.25 &lt; R &lt;=1.5, becomes much greater as n increases. As we said, a greater R means that the red-black is the better choice. However it is noted that there is a small decrease in R&gt;1.5, meaning that red-black trees do not get faster by a dramatic amount, but they still make a significant difference. </text:span></text:p>
      <text:p text:style-name="P1"><text:span text:style-name="T3"/></text:p>
      <text:p text:style-name="P1"><text:span text:style-name="T3"><text:tab/>After completing this assignment, the true value of red-black trees is now understood. Red-black trees would be very valuable in time-sensitive applications such as real-time applications, and also they could be valuable building blocks in other data structures. Though they are much more complicated compared to regular binary search trees, it is proven that they are completely worth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2-16T16:50:49</meta:creation-date>
    <dc:date>2015-02-16T17:47:03.83</dc:date>
    <meta:editing-duration>PT00H10M20S</meta:editing-duration>
    <meta:editing-cycles>2</meta:editing-cycles>
    <meta:generator>OpenOffice.org/3.1$Win32 OpenOffice.org_project/310m11$Build-9399</meta:generator>
    <meta:document-statistic meta:table-count="1" meta:image-count="0" meta:object-count="0" meta:page-count="1" meta:paragraph-count="36" meta:word-count="327" meta:character-count="1860"/>
  </office:meta>
</office:document-meta>
</file>